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223125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5.97958333333333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mponent</text:p>
          </table:table-cell>
          <table:table-cell office:value-type="string" table:style-name="ce2">
            <text:p>Price paid (EUR)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Lin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spberry Pi 5, 8GB RAM</text:p>
          </table:table-cell>
          <table:table-cell office:value-type="float" office:value="83.9" table:style-name="ce1">
            <text:p>83.9</text:p>
          </table:table-cell>
          <table:table-cell office:value-type="string" table:style-name="ce1">
            <text:p>Berrybase price</text:p>
          </table:table-cell>
          <table:table-cell office:value-type="string" table:style-name="ce1">
            <text:p>https://www.berrybase.de/en/raspberry-pi-5-8gb-ra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FiBerry DAC2 ADC Pro Audio Board</text:p>
          </table:table-cell>
          <table:table-cell office:value-type="float" office:value="75.7" table:style-name="ce1">
            <text:p>75.7</text:p>
          </table:table-cell>
          <table:table-cell office:value-type="string" table:style-name="ce1">
            <text:p>Reichelt price</text:p>
          </table:table-cell>
          <table:table-cell office:value-type="string" table:style-name="ce1">
            <text:p>https://www.reichelt.com/de/en/shop/product/raspberry_pi_shield_-_hifiberry_dac2_adc_pro-4067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fruit ADS1115 16-bit ADC - 4 channel with programmable amplifier</text:p>
          </table:table-cell>
          <table:table-cell office:value-type="float" office:value="16.45" table:style-name="ce1">
            <text:p>16.45</text:p>
          </table:table-cell>
          <table:table-cell office:value-type="string" table:style-name="ce1">
            <text:p>Berrybase price</text:p>
          </table:table-cell>
          <table:table-cell office:value-type="string" table:style-name="ce1">
            <text:p>https://www.berrybase.de/en/adafruit-ads1115-16-bit-adc-4-channel-with-programmable-amplifi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fruit NeoKey 1x4 QT I2C - Four mechanical key switches with NeoPixel</text:p>
          </table:table-cell>
          <table:table-cell office:value-type="float" office:value="10.95" table:style-name="ce1">
            <text:p>10.95</text:p>
          </table:table-cell>
          <table:table-cell office:value-type="string" table:style-name="ce1">
            <text:p>Berrybase price</text:p>
          </table:table-cell>
          <table:table-cell office:value-type="string" table:style-name="ce1">
            <text:p>https://www.berrybase.de/en/adafruit-neokey-1x4-qt-i2c-four-mechanical-key-switches-with-neopix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fruit I2C Quad Rotary Encoder Breakout with NeoPixel</text:p>
          </table:table-cell>
          <table:table-cell office:value-type="float" office:value="8.25" table:style-name="ce1">
            <text:p>8.25</text:p>
          </table:table-cell>
          <table:table-cell office:value-type="string" table:style-name="ce1">
            <text:p>Berrybase price</text:p>
          </table:table-cell>
          <table:table-cell office:value-type="string" table:style-name="ce1">
            <text:p>https://www.berrybase.de/en/adafruit-i2c-quad-rotary-encoder-breakout-with-neopix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arkFun Qwiic - SHIM for Raspberry Pi</text:p>
          </table:table-cell>
          <table:table-cell office:value-type="float" office:value="1.7" table:style-name="ce1">
            <text:p>1.7</text:p>
          </table:table-cell>
          <table:table-cell table:style-name="ce1"/>
          <table:table-cell office:value-type="string" table:style-name="ce1">
            <text:p>https://www.berrybase.de/en/sparkfun-qwiic-shim-for-raspberry-p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80-piece nylon spacer assortment in plastic box, M2.5, black</text:p>
          </table:table-cell>
          <table:table-cell office:value-type="float" office:value="13.9" table:style-name="ce1">
            <text:p>13.9</text:p>
          </table:table-cell>
          <table:table-cell office:value-type="string" table:style-name="ce1">
            <text:p>Probably enough for 2 devices</text:p>
          </table:table-cell>
          <table:table-cell office:value-type="string" table:style-name="ce1">
            <text:p>https://www.berrybase.de/en/380-piece-nylon-spacer-assortment-in-plastic-box-m2.5-blac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fruit 12-Key Capacitive Touch Sensor Breakout - MPR121</text:p>
          </table:table-cell>
          <table:table-cell office:value-type="float" office:value="8.75" table:style-name="ce1">
            <text:p>8.75</text:p>
          </table:table-cell>
          <table:table-cell office:value-type="string" table:style-name="ce1">
            <text:p>For capacitive touch<text:s/></text:p>
          </table:table-cell>
          <table:table-cell office:value-type="string" table:style-name="ce1">
            <text:p>https://www.berrybase.de/en/adafruit-12-key-capacitive-touch-sensor-breakout-mpr1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fruit Monochrome 0.91" 128x32 I2C OLED Display - STEMMA QT / Qwiic</text:p>
          </table:table-cell>
          <table:table-cell office:value-type="float" office:value="13.75" table:style-name="ce1">
            <text:p>13.75</text:p>
          </table:table-cell>
          <table:table-cell table:style-name="ce1"/>
          <table:table-cell office:value-type="string" table:style-name="ce1">
            <text:p>https://www.berrybase.de/en/adafruit-monochrome-0.91-128x32-i2c-oled-display-stemma-qt-qwii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nDisk Extreme Pro microSDXC A2 UHS-I U3 V30 200MB/s memory card + adapter 64GB</text:p>
          </table:table-cell>
          <table:table-cell office:value-type="float" office:value="9.5" table:style-name="ce1">
            <text:p>9.5</text:p>
          </table:table-cell>
          <table:table-cell table:style-name="ce1"/>
          <table:table-cell office:value-type="string" table:style-name="ce1">
            <text:p>https://www.berrybase.de/en/sandisk-extreme-pro-microsdxc-a2-uhs-i-u3-v30-200mb-s-memory-card-adapter-64gb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to Strip Board for Raspberry Pi</text:p>
          </table:table-cell>
          <table:table-cell office:value-type="float" office:value="4.1100000000000003" table:style-name="ce1">
            <text:p>4.11</text:p>
          </table:table-cell>
          <table:table-cell table:style-name="ce1"/>
          <table:table-cell office:value-type="string" table:style-name="ce1">
            <text:p>https://thepihut.com/products/raspberry-pi-proto-strip-boa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ilh mechanical buttons, Clicky White, 10 pieces</text:p>
          </table:table-cell>
          <table:table-cell office:value-type="float" office:value="7.65" table:style-name="ce1">
            <text:p>7.65</text:p>
          </table:table-cell>
          <table:table-cell office:value-type="string" table:style-name="ce1">
            <text:p>Enough for 2.5 devices</text:p>
          </table:table-cell>
          <table:table-cell office:value-type="string" table:style-name="ce1">
            <text:p>https://www.berrybase.de/en/kailh-mechanical-buttons-clicky-white-10-pie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Vive P1 Portable Phantom Power Sup.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or using our instrument mics with pi audio input</text:p>
          </table:table-cell>
          <table:table-cell office:value-type="string" table:style-name="ce1">
            <text:p>https://www.thomann.de/intl/xvive_p1_portable_phantom_power_sup.ht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cremental encoder, 24 detents, 24 pulses, push-button, upright, 6 x 20mm axis, PCB mounting</text:p>
          </table:table-cell>
          <table:table-cell office:value-type="float" office:value="2.4" table:style-name="ce1">
            <text:p>2.4</text:p>
          </table:table-cell>
          <table:table-cell office:value-type="string" table:style-name="ce1">
            <text:p>Need 4x per device</text:p>
          </table:table-cell>
          <table:table-cell office:value-type="string" table:style-name="ce1">
            <text:p>https://www.berrybase.de/en/incremental-encoder-24-detents-24-pulses-push-button-upright-6-x-20mm-axis-pcb-mounting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meta:initial-creator>Federico Visi</meta:initial-creator>
    <dc:creator>Federico Visi</dc:creator>
    <meta:creation-date>2025-06-30T10:40:01Z</meta:creation-date>
    <dc:date>2025-06-30T11:39:52Z</dc:date>
  </office:meta>
</office:document-meta>
</file>